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B0000003BD2C7761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80" officeooo:paragraph-rsid="001fa331"/>
    </style:style>
    <style:style style:name="P2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80" officeooo:paragraph-rsid="001fbeb2"/>
    </style:style>
    <style:style style:name="P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list-style-name="L1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2"><draw:frame text:anchor-type="as-char" svg:y="-0.1181in" draw:z-index="0" draw:style-name="gr1" draw:text-style-name="P3" svg:width="0.3713in" svg:height="0.1185in"><draw:image xlink:href="Pictures/10000000000000BB0000003BD2C7761A.png" xlink:type="simple" xlink:show="embed" xlink:actuate="onLoad"><text:p/></draw:image><svg:title>TexMaths</svg:title><svg:desc>12§inline§a=b§png§600§FALS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4T13:20:43</dc:date>
    <dc:creator>Lukas Kohlhase</dc:creator>
    <meta:generator>LibreOffice/4.0.4.2$Linux_X86_64 LibreOffice_project/400m0$Build-2</meta:generator>
    <meta:editing-duration>P0D</meta:editing-duration>
    <meta:editing-cycles>3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